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onvergenceData" table:style-name="ta1">
        <table:table-column table:style-name="co1" table:number-columns-repeated="3" table:default-cell-style-name="Default"/>
        <table:table-column table:style-name="co1" table:number-columns-repeated="5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 [mm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1</text:p>
          </table:table-cell>
          <table:table-cell table:style-name="Default" office:value-type="string" calcext:value-type="string">
            <text:p>f2</text:p>
          </table:table-cell>
          <table:table-cell table:style-name="Default" office:value-type="string" calcext:value-type="string">
            <text:p>f3</text:p>
          </table:table-cell>
          <table:table-cell table:style-name="Default" office:value-type="string" calcext:value-type="string">
            <text:p>f4</text:p>
          </table:table-cell>
          <table:table-cell table:style-name="Default" office:value-type="string" calcext:value-type="string">
            <text:p>f5</text:p>
          </table:table-cell>
          <table:table-cell table:style-name="Default" office:value-type="string" calcext:value-type="string">
            <text:p>f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style-name="ce3" office:value-type="float" office:value="59.4006674669222" calcext:value-type="float">
            <text:p>5.94E+01</text:p>
          </table:table-cell>
          <table:table-cell office:value-type="float" office:value="150.129281108362" calcext:value-type="float">
            <text:p>1.50E+02</text:p>
          </table:table-cell>
          <table:table-cell office:value-type="float" office:value="300.808568598773" calcext:value-type="float">
            <text:p>3.01E+02</text:p>
          </table:table-cell>
          <table:table-cell office:value-type="float" office:value="456.542161453878" calcext:value-type="float">
            <text:p>4.57E+02</text:p>
          </table:table-cell>
          <table:table-cell office:value-type="float" office:value="625.776916532713" calcext:value-type="float">
            <text:p>6.26E+02</text:p>
          </table:table-cell>
          <table:table-cell office:value-type="float" office:value="822.27367077662" calcext:value-type="float">
            <text:p>8.22E+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table:style-name="ce3" office:value-type="float" office:value="56.1915905017156" calcext:value-type="float">
            <text:p>5.62E+01</text:p>
          </table:table-cell>
          <table:table-cell office:value-type="float" office:value="147.54731944833" calcext:value-type="float">
            <text:p>1.48E+02</text:p>
          </table:table-cell>
          <table:table-cell office:value-type="float" office:value="282.665048604931" calcext:value-type="float">
            <text:p>2.83E+02</text:p>
          </table:table-cell>
          <table:table-cell office:value-type="float" office:value="440.071476053439" calcext:value-type="float">
            <text:p>4.40E+02</text:p>
          </table:table-cell>
          <table:table-cell office:value-type="float" office:value="616.362321651924" calcext:value-type="float">
            <text:p>6.16E+02</text:p>
          </table:table-cell>
          <table:table-cell office:value-type="float" office:value="774.110075793791" calcext:value-type="float">
            <text:p>7.74E+0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8800" calcext:value-type="float">
            <text:p>28800</text:p>
          </table:table-cell>
          <table:table-cell table:style-name="ce3" office:value-type="float" office:value="55.4674499642476" calcext:value-type="float">
            <text:p>5.55E+01</text:p>
          </table:table-cell>
          <table:table-cell office:value-type="float" office:value="146.816600568885" calcext:value-type="float">
            <text:p>1.47E+02</text:p>
          </table:table-cell>
          <table:table-cell office:value-type="float" office:value="277.712697734303" calcext:value-type="float">
            <text:p>2.78E+02</text:p>
          </table:table-cell>
          <table:table-cell office:value-type="float" office:value="434.749199370902" calcext:value-type="float">
            <text:p>4.35E+02</text:p>
          </table:table-cell>
          <table:table-cell office:value-type="float" office:value="613.586788948622" calcext:value-type="float">
            <text:p>6.14E+02</text:p>
          </table:table-cell>
          <table:table-cell office:value-type="float" office:value="760.649411165693" calcext:value-type="float">
            <text:p>7.61E+0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000" calcext:value-type="float">
            <text:p>64000</text:p>
          </table:table-cell>
          <table:table-cell table:style-name="ce3" office:value-type="float" office:value="55.2061217046227" calcext:value-type="float">
            <text:p>5.52E+01</text:p>
          </table:table-cell>
          <table:table-cell office:value-type="float" office:value="146.54790634724" calcext:value-type="float">
            <text:p>1.47E+02</text:p>
          </table:table-cell>
          <table:table-cell office:value-type="float" office:value="275.822541882054" calcext:value-type="float">
            <text:p>2.76E+02</text:p>
          </table:table-cell>
          <table:table-cell office:value-type="float" office:value="432.763566986105" calcext:value-type="float">
            <text:p>4.33E+02</text:p>
          </table:table-cell>
          <table:table-cell office:value-type="float" office:value="612.596038658763" calcext:value-type="float">
            <text:p>6.13E+02</text:p>
          </table:table-cell>
          <table:table-cell office:value-type="float" office:value="755.610448280862" calcext:value-type="float">
            <text:p>7.56E+0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h [mm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1</text:p>
          </table:table-cell>
          <table:table-cell table:style-name="Default" office:value-type="string" calcext:value-type="string">
            <text:p>f2</text:p>
          </table:table-cell>
          <table:table-cell table:style-name="Default" office:value-type="string" calcext:value-type="string">
            <text:p>f3</text:p>
          </table:table-cell>
          <table:table-cell table:style-name="Default" office:value-type="string" calcext:value-type="string">
            <text:p>f4</text:p>
          </table:table-cell>
          <table:table-cell table:style-name="Default" office:value-type="string" calcext:value-type="string">
            <text:p>f5</text:p>
          </table:table-cell>
          <table:table-cell table:style-name="Default" office:value-type="string" calcext:value-type="string">
            <text:p>f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style-name="ce3" office:value-type="float" office:value="60.9636148631673" calcext:value-type="float">
            <text:p>6.10E+01</text:p>
          </table:table-cell>
          <table:table-cell office:value-type="float" office:value="193.034870148147" calcext:value-type="float">
            <text:p>1.93E+02</text:p>
          </table:table-cell>
          <table:table-cell office:value-type="float" office:value="330.7740198134" calcext:value-type="float">
            <text:p>3.31E+02</text:p>
          </table:table-cell>
          <table:table-cell office:value-type="float" office:value="526.960790828015" calcext:value-type="float">
            <text:p>5.27E+02</text:p>
          </table:table-cell>
          <table:table-cell office:value-type="float" office:value="742.860534596264" calcext:value-type="float">
            <text:p>7.43E+02</text:p>
          </table:table-cell>
          <table:table-cell office:value-type="float" office:value="850.193878038852" calcext:value-type="float">
            <text:p>8.50E+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table:style-name="ce3" office:value-type="float" office:value="57.7728935865977" calcext:value-type="float">
            <text:p>5.78E+01</text:p>
          </table:table-cell>
          <table:table-cell office:value-type="float" office:value="190.778918091074" calcext:value-type="float">
            <text:p>1.91E+02</text:p>
          </table:table-cell>
          <table:table-cell office:value-type="float" office:value="313.175721308761" calcext:value-type="float">
            <text:p>3.13E+02</text:p>
          </table:table-cell>
          <table:table-cell office:value-type="float" office:value="511.05690614283" calcext:value-type="float">
            <text:p>5.11E+02</text:p>
          </table:table-cell>
          <table:table-cell office:value-type="float" office:value="702.070861550925" calcext:value-type="float">
            <text:p>7.02E+02</text:p>
          </table:table-cell>
          <table:table-cell office:value-type="float" office:value="838.195215623625" calcext:value-type="float">
            <text:p>8.38E+02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8800" calcext:value-type="float">
            <text:p>28800</text:p>
          </table:table-cell>
          <table:table-cell table:style-name="ce3" office:value-type="float" office:value="57.0768325984768" calcext:value-type="float">
            <text:p>5.71E+01</text:p>
          </table:table-cell>
          <table:table-cell office:value-type="float" office:value="190.158056929186" calcext:value-type="float">
            <text:p>1.90E+02</text:p>
          </table:table-cell>
          <table:table-cell office:value-type="float" office:value="308.989474579392" calcext:value-type="float">
            <text:p>3.09E+02</text:p>
          </table:table-cell>
          <table:table-cell office:value-type="float" office:value="506.538204580497" calcext:value-type="float">
            <text:p>5.07E+02</text:p>
          </table:table-cell>
          <table:table-cell office:value-type="float" office:value="691.223128718166" calcext:value-type="float">
            <text:p>6.91E+02</text:p>
          </table:table-cell>
          <table:table-cell office:value-type="float" office:value="834.354363054722" calcext:value-type="float">
            <text:p>8.34E+0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000" calcext:value-type="float">
            <text:p>64000</text:p>
          </table:table-cell>
          <table:table-cell table:style-name="ce3" office:value-type="float" office:value="56.8275422463331" calcext:value-type="float">
            <text:p>5.68E+01</text:p>
          </table:table-cell>
          <table:table-cell office:value-type="float" office:value="189.919734300855" calcext:value-type="float">
            <text:p>1.90E+02</text:p>
          </table:table-cell>
          <table:table-cell office:value-type="float" office:value="307.459587301332" calcext:value-type="float">
            <text:p>3.07E+02</text:p>
          </table:table-cell>
          <table:table-cell office:value-type="float" office:value="504.900338034231" calcext:value-type="float">
            <text:p>5.05E+02</text:p>
          </table:table-cell>
          <table:table-cell office:value-type="float" office:value="687.167939645282" calcext:value-type="float">
            <text:p>6.87E+02</text:p>
          </table:table-cell>
          <table:table-cell office:value-type="float" office:value="832.915008217455" calcext:value-type="float">
            <text:p>8.33E+0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h [mm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1</text:p>
          </table:table-cell>
          <table:table-cell table:style-name="Default" office:value-type="string" calcext:value-type="string">
            <text:p>f2</text:p>
          </table:table-cell>
          <table:table-cell table:style-name="Default" office:value-type="string" calcext:value-type="string">
            <text:p>f3</text:p>
          </table:table-cell>
          <table:table-cell table:style-name="Default" office:value-type="string" calcext:value-type="string">
            <text:p>f4</text:p>
          </table:table-cell>
          <table:table-cell table:style-name="Default" office:value-type="string" calcext:value-type="string">
            <text:p>f5</text:p>
          </table:table-cell>
          <table:table-cell table:style-name="Default" office:value-type="string" calcext:value-type="string">
            <text:p>f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57.3590970363003" calcext:value-type="float">
            <text:p>57.3590970363003</text:p>
          </table:table-cell>
          <table:table-cell office:value-type="float" office:value="168.10092459989" calcext:value-type="float">
            <text:p>1.68E+02</text:p>
          </table:table-cell>
          <table:table-cell office:value-type="float" office:value="341.174523513919" calcext:value-type="float">
            <text:p>3.41E+02</text:p>
          </table:table-cell>
          <table:table-cell office:value-type="float" office:value="523.085184008391" calcext:value-type="float">
            <text:p>5.23E+02</text:p>
          </table:table-cell>
          <table:table-cell office:value-type="float" office:value="703.893212121138" calcext:value-type="float">
            <text:p>7.04E+02</text:p>
          </table:table-cell>
          <table:table-cell office:value-type="float" office:value="932.740168621647" calcext:value-type="float">
            <text:p>9.33E+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53.2598171371966" calcext:value-type="float">
            <text:p>53.2598171371966</text:p>
          </table:table-cell>
          <table:table-cell office:value-type="float" office:value="163.814511325854" calcext:value-type="float">
            <text:p>1.64E+02</text:p>
          </table:table-cell>
          <table:table-cell office:value-type="float" office:value="320.138773491947" calcext:value-type="float">
            <text:p>3.20E+02</text:p>
          </table:table-cell>
          <table:table-cell office:value-type="float" office:value="501.074916026697" calcext:value-type="float">
            <text:p>5.01E+02</text:p>
          </table:table-cell>
          <table:table-cell office:value-type="float" office:value="690.39792660175" calcext:value-type="float">
            <text:p>6.90E+02</text:p>
          </table:table-cell>
          <table:table-cell office:value-type="float" office:value="870.608961790638" calcext:value-type="float">
            <text:p>8.71E+02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8800" calcext:value-type="float">
            <text:p>28800</text:p>
          </table:table-cell>
          <table:table-cell office:value-type="float" office:value="51.9271386741928" calcext:value-type="float">
            <text:p>51.9271386741928</text:p>
          </table:table-cell>
          <table:table-cell office:value-type="float" office:value="161.917531115335" calcext:value-type="float">
            <text:p>1.62E+02</text:p>
          </table:table-cell>
          <table:table-cell office:value-type="float" office:value="314.362680830294" calcext:value-type="float">
            <text:p>3.14E+02</text:p>
          </table:table-cell>
          <table:table-cell office:value-type="float" office:value="493.028311564736" calcext:value-type="float">
            <text:p>4.93E+02</text:p>
          </table:table-cell>
          <table:table-cell office:value-type="float" office:value="685.716999064435" calcext:value-type="float">
            <text:p>6.86E+02</text:p>
          </table:table-cell>
          <table:table-cell office:value-type="float" office:value="851.942748446252" calcext:value-type="float">
            <text:p>8.52E+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000" calcext:value-type="float">
            <text:p>64000</text:p>
          </table:table-cell>
          <table:table-cell office:value-type="float" office:value="51.3924840960918" calcext:value-type="float">
            <text:p>51.3924840960918</text:p>
          </table:table-cell>
          <table:table-cell table:style-name="Default" office:value-type="float" office:value="161.11975810524" calcext:value-type="float">
            <text:p>161.11975810524</text:p>
          </table:table-cell>
          <table:table-cell office:value-type="float" office:value="312.147031945866" calcext:value-type="float">
            <text:p>3.12E+02</text:p>
          </table:table-cell>
          <table:table-cell office:value-type="float" office:value="489.690638380201" calcext:value-type="float">
            <text:p>4.90E+02</text:p>
          </table:table-cell>
          <table:table-cell office:value-type="float" office:value="683.874734165754" calcext:value-type="float">
            <text:p>6.84E+02</text:p>
          </table:table-cell>
          <table:table-cell office:value-type="float" office:value="844.598559893809" calcext:value-type="float">
            <text:p>8.45E+02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h [mm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1</text:p>
          </table:table-cell>
          <table:table-cell table:style-name="Default" office:value-type="string" calcext:value-type="string">
            <text:p>f2</text:p>
          </table:table-cell>
          <table:table-cell table:style-name="Default" office:value-type="string" calcext:value-type="string">
            <text:p>f3</text:p>
          </table:table-cell>
          <table:table-cell table:style-name="Default" office:value-type="string" calcext:value-type="string">
            <text:p>f4</text:p>
          </table:table-cell>
          <table:table-cell table:style-name="Default" office:value-type="string" calcext:value-type="string">
            <text:p>f5</text:p>
          </table:table-cell>
          <table:table-cell table:style-name="Default" office:value-type="string" calcext:value-type="string">
            <text:p>f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59.7446754726208" calcext:value-type="float">
            <text:p>59.7446754726208</text:p>
          </table:table-cell>
          <table:table-cell table:style-name="Default" office:value-type="float" office:value="176.060475498858" calcext:value-type="float">
            <text:p>176.060475498858</text:p>
          </table:table-cell>
          <table:table-cell table:style-name="Default" office:value-type="float" office:value="337.859854660513" calcext:value-type="float">
            <text:p>337.859854660513</text:p>
          </table:table-cell>
          <table:table-cell table:style-name="Default" office:value-type="float" office:value="523.635968268049" calcext:value-type="float">
            <text:p>523.635968268049</text:p>
          </table:table-cell>
          <table:table-cell table:style-name="Default" office:value-type="float" office:value="700.294228687552" calcext:value-type="float">
            <text:p>700.294228687552</text:p>
          </table:table-cell>
          <table:table-cell table:style-name="Default" office:value-type="float" office:value="896.890848442883" calcext:value-type="float">
            <text:p>896.89084844288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56.6818660648037" calcext:value-type="float">
            <text:p>56.6818660648037</text:p>
          </table:table-cell>
          <table:table-cell office:value-type="float" office:value="173.726715235664" calcext:value-type="float">
            <text:p>1.74E+02</text:p>
          </table:table-cell>
          <table:table-cell office:value-type="float" office:value="320.176671099583" calcext:value-type="float">
            <text:p>3.20E+02</text:p>
          </table:table-cell>
          <table:table-cell office:value-type="float" office:value="505.154128897009" calcext:value-type="float">
            <text:p>5.05E+02</text:p>
          </table:table-cell>
          <table:table-cell office:value-type="float" office:value="689.693130089773" calcext:value-type="float">
            <text:p>6.90E+02</text:p>
          </table:table-cell>
          <table:table-cell office:value-type="float" office:value="849.550689884507" calcext:value-type="float">
            <text:p>8.50E+02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8800" calcext:value-type="float">
            <text:p>28800</text:p>
          </table:table-cell>
          <table:table-cell office:value-type="float" office:value="56.0130893464732" calcext:value-type="float">
            <text:p>56.0130893464732</text:p>
          </table:table-cell>
          <table:table-cell office:value-type="float" office:value="173.036120417198" calcext:value-type="float">
            <text:p>1.73E+02</text:p>
          </table:table-cell>
          <table:table-cell office:value-type="float" office:value="316.232501560404" calcext:value-type="float">
            <text:p>3.16E+02</text:p>
          </table:table-cell>
          <table:table-cell office:value-type="float" office:value="499.967616673434" calcext:value-type="float">
            <text:p>5.00E+02</text:p>
          </table:table-cell>
          <table:table-cell office:value-type="float" office:value="686.676948423524" calcext:value-type="float">
            <text:p>6.87E+02</text:p>
          </table:table-cell>
          <table:table-cell office:value-type="float" office:value="838.273179710071" calcext:value-type="float">
            <text:p>8.38E+0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000" calcext:value-type="float">
            <text:p>64000</text:p>
          </table:table-cell>
          <table:table-cell office:value-type="float" office:value="55.7758946533069" calcext:value-type="float">
            <text:p>55.7758946533069</text:p>
          </table:table-cell>
          <table:table-cell office:value-type="float" office:value="172.78664294778" calcext:value-type="float">
            <text:p>1.73E+02</text:p>
          </table:table-cell>
          <table:table-cell office:value-type="float" office:value="314.829960206209" calcext:value-type="float">
            <text:p>3.15E+02</text:p>
          </table:table-cell>
          <table:table-cell office:value-type="float" office:value="498.215808063653" calcext:value-type="float">
            <text:p>4.98E+02</text:p>
          </table:table-cell>
          <table:table-cell office:value-type="float" office:value="685.616515259208" calcext:value-type="float">
            <text:p>6.86E+02</text:p>
          </table:table-cell>
          <table:table-cell office:value-type="float" office:value="834.15093189617" calcext:value-type="float">
            <text:p>8.34E+0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h [mm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1</text:p>
          </table:table-cell>
          <table:table-cell table:style-name="Default" office:value-type="string" calcext:value-type="string">
            <text:p>f2</text:p>
          </table:table-cell>
          <table:table-cell table:style-name="Default" office:value-type="string" calcext:value-type="string">
            <text:p>f3</text:p>
          </table:table-cell>
          <table:table-cell table:style-name="Default" office:value-type="string" calcext:value-type="string">
            <text:p>f4</text:p>
          </table:table-cell>
          <table:table-cell table:style-name="Default" office:value-type="string" calcext:value-type="string">
            <text:p>f5</text:p>
          </table:table-cell>
          <table:table-cell table:style-name="Default" office:value-type="string" calcext:value-type="string">
            <text:p>f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53.9383827367306" calcext:value-type="float">
            <text:p>53.9383827367306</text:p>
          </table:table-cell>
          <table:table-cell office:value-type="float" office:value="214.121491005058" calcext:value-type="float">
            <text:p>2.14E+02</text:p>
          </table:table-cell>
          <table:table-cell office:value-type="float" office:value="342.384491934173" calcext:value-type="float">
            <text:p>3.42E+02</text:p>
          </table:table-cell>
          <table:table-cell office:value-type="float" office:value="509.192605402274" calcext:value-type="float">
            <text:p>5.09E+02</text:p>
          </table:table-cell>
          <table:table-cell office:value-type="float" office:value="698.264992949862" calcext:value-type="float">
            <text:p>6.98E+02</text:p>
          </table:table-cell>
          <table:table-cell office:value-type="float" office:value="853.305928659744" calcext:value-type="float">
            <text:p>8.53E+0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8800" calcext:value-type="float">
            <text:p>28800</text:p>
          </table:table-cell>
          <table:table-cell office:value-type="float" office:value="52.9222853418457" calcext:value-type="float">
            <text:p>52.9222853418457</text:p>
          </table:table-cell>
          <table:table-cell office:value-type="float" office:value="212.911960317678" calcext:value-type="float">
            <text:p>2.13E+02</text:p>
          </table:table-cell>
          <table:table-cell office:value-type="float" office:value="337.968247927222" calcext:value-type="float">
            <text:p>3.38E+02</text:p>
          </table:table-cell>
          <table:table-cell office:value-type="float" office:value="502.062838665009" calcext:value-type="float">
            <text:p>5.02E+02</text:p>
          </table:table-cell>
          <table:table-cell office:value-type="float" office:value="686.74297517747" calcext:value-type="float">
            <text:p>6.87E+02</text:p>
          </table:table-cell>
          <table:table-cell office:value-type="float" office:value="850.693369187502" calcext:value-type="float">
            <text:p>8.51E+0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000" calcext:value-type="float">
            <text:p>64000</text:p>
          </table:table-cell>
          <table:table-cell office:value-type="float" office:value="52.5264120052292" calcext:value-type="float">
            <text:p>52.5264120052292</text:p>
          </table:table-cell>
          <table:table-cell office:value-type="float" office:value="212.410502929468" calcext:value-type="float">
            <text:p>2.12E+02</text:p>
          </table:table-cell>
          <table:table-cell office:value-type="float" office:value="336.364813254533" calcext:value-type="float">
            <text:p>3.36E+02</text:p>
          </table:table-cell>
          <table:table-cell office:value-type="float" office:value="499.196018449446" calcext:value-type="float">
            <text:p>4.99E+02</text:p>
          </table:table-cell>
          <table:table-cell office:value-type="float" office:value="682.359255555715" calcext:value-type="float">
            <text:p>6.82E+02</text:p>
          </table:table-cell>
          <table:table-cell office:value-type="float" office:value="849.744621538165" calcext:value-type="float">
            <text:p>8.50E+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11:17:44.795778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2:21:20.414617503</meta:creation-date>
    <dc:date>2018-10-17T11:18:30.562231581</dc:date>
    <meta:editing-duration>PT12M53S</meta:editing-duration>
    <meta:editing-cycles>5</meta:editing-cycles>
    <meta:generator>LibreOffice/6.0.3.2$Linux_X86_64 LibreOffice_project/00m0$Build-2</meta:generator>
    <meta:document-statistic meta:table-count="1" meta:cell-count="199" meta:object-count="0"/>
  </office:meta>
</office:document-meta>
</file>